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AI Sans" svg:font-family="'OpenAI Sans', helvetica, sans-serif"/>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fo:padding="0.0193in" fo:border="0.06pt solid #000000"/>
      <style:text-properties fo:font-variant="normal" fo:text-transform="none" fo:color="#353740" loext:opacity="100%" style:font-name="OpenAI Sans" fo:font-size="12pt" fo:letter-spacing="normal" fo:font-style="normal" fo:font-weight="normal"/>
    </style:style>
    <style:style style:name="P2" style:family="paragraph" style:parent-style-name="Text_20_body">
      <style:paragraph-properties fo:margin-left="0in" fo:margin-right="0in" fo:margin-top="0in" fo:margin-bottom="0in" style:contextual-spacing="false" fo:orphans="2" fo:widows="2" fo:text-indent="0in" style:auto-text-indent="false" fo:padding="0.0193in" fo:border="0.06pt solid #000000"/>
      <style:text-properties fo:font-variant="normal" fo:text-transform="none" fo:color="#353740" loext:opacity="100%" fo:letter-spacing="normal"/>
    </style:style>
    <style:style style:name="T1" style:family="text">
      <style:text-properties style:font-name="OpenAI Sans"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Design Component → Legacy Code Correspondence</text:p>
      <text:p text:style-name="P2">• <text:span text:style-name="T1">IMEXTimeIntegrator.forward_update()<text:line-break/> – Corresponds to the legacy function euler_forward_non_advective<text:line-break/>  ⮕ This method handles the explicit update: computing the divergence, pressure‐gradient terms, and momentum updates, as well as updating diagnostic fields (e.g. p2_nodes) before any implicit corrections.</text:span></text:p>
      <text:p text:style-name="P2"><text:span text:style-name="T1"/></text:p>
      <text:p text:style-name="P2">• <text:span text:style-name="T1">IMEXTimeIntegrator.backward_update_implicit()<text:line-break/> – Corresponds mainly to euler_backward_non_advective_impl_part<text:line-break/>  ⮕ Here the pressure correction operator is assembled (think of parts of operator_coefficients_nodes used to form the Laplacian) and the right‑hand side is constructed (from the divergence, via routines like divergence_nodes and rhs_from_p_old). An iterative solve (using BiCGStab or similar) is then performed.</text:span></text:p>
      <text:p text:style-name="P2"><text:span text:style-name="T1"/></text:p>
      <text:p text:style-name="P2">• <text:span text:style-name="T1">IMEXTimeIntegrator.backward_update_explicit()<text:line-break/> – Corresponds primarily to euler_backward_non_advective_expl_part<text:line-break/>  ⮕ This stage applies additional explicit corrections such as background wind adjustments (by calling “mod_bg_wind”-like routines) and the explicit “inversion” of the Coriolis operator. In the legacy code this is implemented via multiply_inverse_coriolis (often together with parts of operator_coefficients_nodes) as well as calling mod_bg_wind.</text:span></text:p>
      <text:p text:style-name="P2"><text:span text:style-name="T1"/></text:p>
      <text:p text:style-name="P2">• <text:span text:style-name="T1">PressureSolver.build_operator() and PressureSolver.build_rhs()<text:line-break/> – Together, they encapsulate portions of operator_coefficients_nodes as well as the divergence computations in divergence_nodes and compressibility adjustments that are further refined in rhs_from_p_old<text:line-break/>  ⮕ The build_operator method creates the discrete operator (e.g. a 9‑point or 27‑point Laplacian stencil) and build_rhs computes the source vector from the momentum divergence—both steps that appear in euler_backward_non_advective_impl_part.</text:span></text:p>
      <text:p text:style-name="P2">• <text:span text:style-name="T1">PressureSolver.solve()<text:line-break/> – Corresponds to the implicit resolution part of euler_backward_non_advective_impl_part<text:line-break/>  ⮕ It puts together the operator and right‑hand side and calls the iterative linear solver (e.g. BiCGStabSolver) exactly as in the legacy code’s use of sp.sparse.linalg.bicgstab.</text:span></text:p>
      <text:p text:style-name="P2">• <text:span text:style-name="T1">CoriolisOperator.apply()<text:line-break/> – Directly encapsulates the multiply_inverse_coriolis function (and partly aspects </text:span><text:soft-page-break/><text:span text:style-name="T1">handled in operator_coefficients_nodes)<text:line-break/>  ⮕ This method “inverts” the Coriolis source term so that the momentum update properly handles the rotation effects.</text:span></text:p>
      <text:p text:style-name="P2">• <text:span text:style-name="T1">BoundaryManager.apply_all()<text:line-break/> – Corresponds to the repetitive calls to bdry.set_explicit_boundary_data and ghost node updates found throughout the legacy routines<text:line-break/>  ⮕ It ensures the boundaries are reset after each stage of the time step.</text:span></text:p>
      <text:p text:style-name="P2">─────────────────────────────<text:span text:style-name="T1"><text:line-break/>This dictionary shows that rather than having three monolithic functions, your new design splits the time–stepping into three clear and modular stages. Each stage is encapsulated in its own method or helper class, with the PressureSolver and CoriolisOperator handling lower-level details. The top–level IMEXTimeIntegrator then calls these in sequence while remaining agnostic to the inner workings, and the Solver class sees only the integrator’s step() method.</text:span></text:p>
      <text:p text:style-name="P1">This mapping should help you connect the legacy code concepts to the new structu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AI Sans" svg:font-family="'OpenAI Sans',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46:35.919805701</meta:creation-date>
    <dc:date>2025-03-29T15:23:51.360970926</dc:date>
    <meta:editing-duration>PT27M4S</meta:editing-duration>
    <meta:editing-cycles>1</meta:editing-cycles>
    <meta:document-statistic meta:table-count="0" meta:image-count="0" meta:object-count="0" meta:page-count="2" meta:paragraph-count="10" meta:word-count="381" meta:character-count="3126" meta:non-whitespace-character-count="2730"/>
    <meta:generator>LibreOffice/24.2.7.2$Linux_X86_64 LibreOffice_project/420$Build-2</meta:generator>
  </office:meta>
</office:document-meta>
</file>